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47cm" fo:min-width="0cm"/>
      <style:paragraph-properties style:writing-mode="lr-tb"/>
    </style:style>
    <style:style style:name="gr2" style:family="graphic" style:parent-style-name="objectwithoutfill">
      <style:graphic-properties draw:marker-end="Arrow" draw:marker-end-width="0.3cm" draw:fill="solid" draw:textarea-vertical-align="middle"/>
    </style:style>
    <style:style style:name="gr3" style:family="graphic">
      <style:graphic-properties style:protect="size"/>
    </style:style>
    <style:style style:name="pr1" style:family="presentation" style:parent-style-name="Default-title">
      <style:graphic-properties fo:min-height="3.681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co1" style:family="table-column">
      <style:table-column-properties style:column-width="3.14cm" style:use-optimal-column-width="false"/>
    </style:style>
    <style:style style:name="co2" style:family="table-column">
      <style:table-column-properties style:column-width="3.141cm" style:use-optimal-column-width="false"/>
    </style:style>
    <style:style style:name="co3" style:family="table-column">
      <style:table-column-properties style:column-width="4.606cm" style:use-optimal-column-width="false"/>
    </style:style>
    <style:style style:name="co4" style:family="table-column">
      <style:table-column-properties style:column-width="5.154cm" style:use-optimal-column-width="false"/>
    </style:style>
    <style:style style:name="co5" style:family="table-column">
      <style:table-column-properties style:column-width="5.152cm" style:use-optimal-column-width="false"/>
    </style:style>
    <style:style style:name="co6" style:family="table-column">
      <style:table-column-properties style:column-width="2.303cm" style:use-optimal-column-width="false"/>
    </style:style>
    <style:style style:name="co7" style:family="table-column">
      <style:table-column-properties style:column-width="2.869cm" style:use-optimal-column-width="false"/>
    </style:style>
    <style:style style:name="co8" style:family="table-column">
      <style:table-column-properties style:column-width="3.071cm" style:use-optimal-column-width="false"/>
    </style:style>
    <style:style style:name="co9" style:family="table-column">
      <style:table-column-properties style:column-width="5.107cm" style:use-optimal-column-width="false"/>
    </style:style>
    <style:style style:name="co10" style:family="table-column">
      <style:table-column-properties style:column-width="5.106cm" style:use-optimal-column-width="false"/>
    </style:style>
    <style:style style:name="co11" style:family="table-column">
      <style:table-column-properties style:column-width="1.958cm" style:use-optimal-column-width="false"/>
    </style:style>
    <style:style style:name="co12" style:family="table-column">
      <style:table-column-properties style:column-width="2.974cm" style:use-optimal-column-width="false"/>
    </style:style>
    <style:style style:name="co13" style:family="table-column">
      <style:table-column-properties style:column-width="2.014cm" style:use-optimal-column-width="false"/>
    </style:style>
    <style:style style:name="co14" style:family="table-column">
      <style:table-column-properties style:column-width="2.645cm" style:use-optimal-column-width="false"/>
    </style:style>
    <style:style style:name="co15" style:family="table-column">
      <style:table-column-properties style:column-width="4.699cm" style:use-optimal-column-width="false"/>
    </style:style>
    <style:style style:name="co16" style:family="table-column">
      <style:table-column-properties style:column-width="4.701cm" style:use-optimal-column-width="false"/>
    </style:style>
    <style:style style:name="co17" style:family="table-column">
      <style:table-column-properties style:column-width="7.049cm" style:use-optimal-column-width="false"/>
    </style:style>
    <style:style style:name="co18" style:family="table-column">
      <style:table-column-properties style:column-width="7.05cm" style:use-optimal-column-width="false"/>
    </style:style>
    <style:style style:name="ro1" style:family="table-row">
      <style:table-row-properties style:row-height="0.812cm" style:use-optimal-row-height="false"/>
    </style:style>
    <style:style style:name="ro2" style:family="table-row">
      <style:table-row-properties style:row-height="1.797cm" style:use-optimal-row-height="false"/>
    </style:style>
    <style:style style:name="ro3" style:family="table-row">
      <style:table-row-properties style:row-height="0.773cm" style:use-optimal-row-height="false"/>
    </style:style>
    <style:style style:name="ro4" style:family="table-row">
      <style:table-row-properties style:row-height="-0.3cm" style:use-optimal-row-height="false"/>
    </style:style>
    <style:style style:name="ro5" style:family="table-row">
      <style:table-row-properties style:row-height="0.972cm" style:use-optimal-row-height="false"/>
    </style:style>
    <style:style style:name="ro6" style:family="table-row">
      <style:table-row-properties style:row-height="0.834cm" style:use-optimal-row-height="false"/>
    </style:style>
    <style:style style:name="ro7" style:family="table-row">
      <style:table-row-properties style:row-height="0.735cm" style:use-optimal-row-height="false"/>
    </style:style>
    <style:style style:name="ro8" style:family="table-row">
      <style:table-row-properties style:row-height="1.285cm" style:use-optimal-row-height="false"/>
    </style:style>
    <style:style style:name="ro9" style:family="table-row">
      <style:table-row-properties style:row-height="1.13cm" style:use-optimal-row-height="false"/>
    </style:style>
    <style:style style:name="ro10" style:family="table-row">
      <style:table-row-properties style:row-height="1.233cm" style:use-optimal-row-height="false"/>
    </style:style>
    <style:style style:name="ro11" style:family="table-row">
      <style:table-row-properties style:row-height="1.234cm" style:use-optimal-row-height="false"/>
    </style:style>
    <style:style style:name="ro12" style:family="table-row">
      <style:table-row-properties style:row-height="1.188cm" style:use-optimal-row-height="false"/>
    </style:style>
    <style:style style:name="ro13" style:family="table-row">
      <style:table-row-properties style:row-height="1.187cm" style:use-optimal-row-height="false"/>
    </style:style>
    <style:style style:name="ro14" style:family="table-row">
      <style:table-row-properties style:row-height="1.469cm" style:use-optimal-row-height="false"/>
    </style:style>
    <style:style style:name="ro15" style:family="table-row">
      <style:table-row-properties style:row-height="0.958cm" style:use-optimal-row-height="false"/>
    </style:style>
    <style:style style:name="ro16" style:family="table-row">
      <style:table-row-properties style:row-height="1.066cm" style:use-optimal-row-height="false"/>
    </style:style>
    <style:style style:name="ro17" style:family="table-row">
      <style:table-row-properties style:row-height="0.6cm" style:use-optimal-row-height="false"/>
    </style:style>
    <style:style style:name="ro18" style:family="table-row">
      <style:table-row-properties style:row-height="1.101cm" style:use-optimal-row-height="false"/>
    </style:style>
    <style:style style:name="ro19" style:family="table-row">
      <style:table-row-properties style:row-height="1.097cm" style:use-optimal-row-height="false"/>
    </style:style>
    <style:style style:name="ce1" style:family="table-cell">
      <style:text-properties fo:font-size="13pt" style:font-size-asian="13pt" style:font-size-complex="13pt"/>
    </style:style>
    <style:style style:name="ce2" style:family="table-cell">
      <style:text-properties fo:font-size="12pt" style:font-size-asian="12pt" style:font-size-complex="12pt"/>
    </style:style>
    <style:style style:name="P1" style:family="paragraph">
      <style:text-properties fo:font-size="26pt" style:font-size-asian="26pt" style:font-size-complex="26pt"/>
    </style:style>
    <style:style style:name="P2" style:family="paragraph">
      <style:text-properties fo:font-size="14pt" style:font-size-asian="14pt" style:font-size-complex="14pt"/>
    </style:style>
    <style:style style:name="P3" style:family="paragraph">
      <loext:graphic-properties draw:fill="none" draw:fill-color="#ffffff"/>
      <style:text-properties fo:font-size="14pt" style:font-size-asian="14pt" style:font-size-complex="14pt"/>
    </style:style>
    <style:style style:name="P4" style:family="paragraph">
      <style:text-properties fo:font-size="13pt" style:font-size-asian="13pt" style:font-size-complex="13pt"/>
    </style:style>
    <style:style style:name="P5" style:family="paragraph">
      <loext:graphic-properties draw:fill="solid"/>
      <style:paragraph-properties fo:text-align="center"/>
    </style:style>
    <style:style style:name="P6" style:family="paragraph">
      <loext:graphic-properties draw:fill-color="#ffffff"/>
    </style:style>
    <style:style style:name="P7" style:family="paragraph">
      <style:text-properties fo:font-size="12pt" style:font-size-asian="12pt" style:font-size-complex="12pt"/>
    </style:style>
    <style:style style:name="T1" style:family="text">
      <style:text-properties fo:font-size="26pt" style:font-size-asian="26pt" style:font-size-complex="26pt"/>
    </style:style>
    <style:style style:name="T2" style:family="text">
      <style:text-properties fo:font-size="13pt" style:font-size-asian="13pt" style:font-size-complex="13pt"/>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position="super 58%"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text-position="super 58%"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text-style-name="P1" draw:layer="layout" svg:width="25.199cm" svg:height="3.681cm" svg:x="1.3cm" svg:y="0.319cm" presentation:class="title" presentation:user-transformed="true">
          <draw:text-box>
            <text:p text:style-name="P1"><text:span text:style-name="T1">Normalization</text:span><text:span text:style-name="T1"><text:line-break/></text:span><text:span text:style-name="T1"><text:line-break/></text:span><text:span text:style-name="T2">Database Normalization is organizing non structured data in to structured data. It is organizing the tables and columns of the tables in such way that it should reduce the data redundancy and complexity of data and improves the integrity of data.</text:span><text:span text:style-name="T2"><text:line-break/></text:span><text:span text:style-name="T2"/></text:p>
          </draw:text-box>
        </draw:frame>
        <draw:frame draw:style-name="gr1" draw:text-style-name="P3" draw:layer="layout" svg:width="26.444cm" svg:height="1.934cm" svg:x="1.3cm" svg:y="4cm">
          <draw:text-box>
            <text:p text:style-name="P2"><text:span text:style-name="T3">1</text:span><text:span text:style-name="T4">st</text:span><text:span text:style-name="T3"> Normal Form: </text:span><text:span text:style-name="T5">It must contain atomic values, each record need to be unique and there are no repeating groups.</text:span></text:p>
            <text:p text:style-name="P2"><text:span text:style-name="T5"/></text:p>
            <text:p text:style-name="P2"><text:span text:style-name="T5"/></text:p>
          </draw:text-box>
        </draw:frame>
        <draw:frame draw:style-name="standard" draw:layer="layout" svg:width="9.42cm" svg:height="4.154cm" svg:x="1.396cm" svg:y="5.786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2">employee_id</text:span></text:p>
              </table:table-cell>
              <table:table-cell>
                <text:p text:style-name="P4"><text:span text:style-name="T5">name</text:span></text:p>
              </table:table-cell>
              <table:table-cell>
                <text:p text:style-name="P4"><text:span text:style-name="T2">department</text:span></text:p>
              </table:table-cell>
            </table:table-row>
            <table:table-row table:style-name="ro2" table:default-cell-style-name="ce1">
              <table:table-cell>
                <text:p text:style-name="P4">1</text:p>
              </table:table-cell>
              <table:table-cell>
                <text:p text:style-name="P4">John</text:p>
              </table:table-cell>
              <table:table-cell>
                <text:p text:style-name="P4">Front-end,back-end</text:p>
              </table:table-cell>
            </table:table-row>
            <table:table-row table:style-name="ro3" table:default-cell-style-name="ce1">
              <table:table-cell>
                <text:p text:style-name="P4">2</text:p>
              </table:table-cell>
              <table:table-cell>
                <text:p text:style-name="P4">Stephen</text:p>
              </table:table-cell>
              <table:table-cell>
                <text:p text:style-name="P4">HR</text:p>
              </table:table-cell>
            </table:table-row>
            <table:table-row table:style-name="ro3" table:default-cell-style-name="ce1">
              <table:table-cell>
                <text:p text:style-name="P4">3</text:p>
              </table:table-cell>
              <table:table-cell>
                <text:p text:style-name="P4">peter</text:p>
              </table:table-cell>
              <table:table-cell>
                <text:p text:style-name="P4">admin</text:p>
              </table:table-cell>
            </table:table-row>
          </table:table>
          <draw:image xlink:href="Pictures/TablePreview1.svm" xlink:type="simple" xlink:show="embed" xlink:actuate="onLoad"/>
        </draw:frame>
        <draw:frame draw:style-name="standard" draw:layer="layout" svg:width="9.211cm" svg:height="3.091cm" svg:x="16.114cm" svg:y="5.54cm">
          <table:table table:template-name="default" table:use-first-row-styles="true" table:use-banding-rows-styles="true">
            <table:table-column table:style-name="co3"/>
            <table:table-column table:style-name="co3"/>
            <table:table-row table:style-name="ro3" table:default-cell-style-name="ce1">
              <table:table-cell>
                <text:p text:style-name="P4">employee_id</text:p>
              </table:table-cell>
              <table:table-cell>
                <text:p text:style-name="P4">name</text:p>
              </table:table-cell>
            </table:table-row>
            <table:table-row table:style-name="ro3" table:default-cell-style-name="ce1">
              <table:table-cell>
                <text:p text:style-name="P4">1</text:p>
              </table:table-cell>
              <table:table-cell>
                <text:p text:style-name="P4">John</text:p>
              </table:table-cell>
            </table:table-row>
            <table:table-row table:style-name="ro3" table:default-cell-style-name="ce1">
              <table:table-cell>
                <text:p text:style-name="P4">2</text:p>
              </table:table-cell>
              <table:table-cell>
                <text:p text:style-name="P4">Stephen</text:p>
              </table:table-cell>
            </table:table-row>
            <table:table-row table:style-name="ro3" table:default-cell-style-name="ce1">
              <table:table-cell>
                <text:p text:style-name="P4">3</text:p>
              </table:table-cell>
              <table:table-cell>
                <text:p text:style-name="P4">peter</text:p>
              </table:table-cell>
            </table:table-row>
          </table:table>
          <draw:image xlink:href="Pictures/TablePreview2.svm" xlink:type="simple" xlink:show="embed" xlink:actuate="onLoad"/>
        </draw:frame>
        <draw:frame draw:style-name="standard" draw:layer="layout" svg:width="10.305cm" svg:height="4.859cm" svg:x="15.854cm" svg:y="9.78cm">
          <table:table table:template-name="default" table:use-first-row-styles="true" table:use-banding-rows-styles="true">
            <table:table-column table:style-name="co4"/>
            <table:table-column table:style-name="co5"/>
            <table:table-row table:style-name="ro4" table:default-cell-style-name="gray3">
              <table:table-cell>
                <text:p>employee_id</text:p>
              </table:table-cell>
              <table:table-cell>
                <text:p>department</text:p>
              </table:table-cell>
            </table:table-row>
            <table:table-row table:style-name="ro5" table:default-cell-style-name="gray2">
              <table:table-cell>
                <text:p>1</text:p>
              </table:table-cell>
              <table:table-cell>
                <text:p>front-end</text:p>
              </table:table-cell>
            </table:table-row>
            <table:table-row table:style-name="ro5" table:default-cell-style-name="gray1">
              <table:table-cell>
                <text:p>1</text:p>
              </table:table-cell>
              <table:table-cell>
                <text:p>back-end</text:p>
              </table:table-cell>
            </table:table-row>
            <table:table-row table:style-name="ro5" table:default-cell-style-name="gray2">
              <table:table-cell>
                <text:p>2</text:p>
              </table:table-cell>
              <table:table-cell>
                <text:p>HR</text:p>
              </table:table-cell>
            </table:table-row>
            <table:table-row table:style-name="ro5" table:default-cell-style-name="gray1">
              <table:table-cell>
                <text:p>3</text:p>
              </table:table-cell>
              <table:table-cell>
                <text:p>admin</text:p>
              </table:table-cell>
            </table:table-row>
          </table:table>
          <draw:image xlink:href="Pictures/TablePreview3.svm" xlink:type="simple" xlink:show="embed" xlink:actuate="onLoad"/>
        </draw:frame>
        <draw:line draw:style-name="gr2" draw:text-style-name="P5" draw:layer="layout" svg:x1="11.6cm" svg:y1="7.8cm" svg:x2="14.4cm" svg:y2="8.6cm">
          <text:p/>
        </draw:lin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9">
        <draw:frame presentation:style-name="pr3" draw:text-style-name="P2" draw:layer="layout" svg:width="25.199cm" svg:height="2.629cm" svg:x="1.6cm" svg:y="0.628cm" presentation:class="title" presentation:user-transformed="true">
          <draw:text-box>
            <text:p text:style-name="P2"><text:span text:style-name="T5">2</text:span><text:span text:style-name="T6">nd</text:span><text:span text:style-name="T5"> NF: It is in First normal form.There should not be any partial dependency of any column on primary key.</text:span><text:span text:style-name="T5"><text:line-break/></text:span><text:span text:style-name="T5">There is composit key as{employee_id,department_id}.employee_id is dependent on name and department is dependent on department_id. So we split the tables. </text:span></text:p>
          </draw:text-box>
        </draw:frame>
        <draw:frame draw:style-name="standard" draw:layer="layout" svg:width="9.777cm" svg:height="3.413cm" svg:x="0.595cm" svg:y="3.412cm">
          <table:table table:template-name="default" table:use-first-row-styles="true" table:use-banding-rows-styles="true">
            <table:table-column table:style-name="co6"/>
            <table:table-column table:style-name="co6"/>
            <table:table-column table:style-name="co6"/>
            <table:table-column table:style-name="co7"/>
            <table:table-row table:style-name="ro6" table:default-cell-style-name="ce2">
              <table:table-cell>
                <text:p text:style-name="P7">employee_id</text:p>
              </table:table-cell>
              <table:table-cell>
                <text:p text:style-name="P7">department_id</text:p>
              </table:table-cell>
              <table:table-cell>
                <text:p text:style-name="P7">name</text:p>
              </table:table-cell>
              <table:table-cell>
                <text:p text:style-name="P7">department</text:p>
              </table:table-cell>
            </table:table-row>
            <table:table-row table:style-name="ro7" table:default-cell-style-name="ce2">
              <table:table-cell>
                <text:p text:style-name="P7">1</text:p>
              </table:table-cell>
              <table:table-cell>
                <text:p text:style-name="P7">101</text:p>
              </table:table-cell>
              <table:table-cell>
                <text:p text:style-name="P7">john</text:p>
              </table:table-cell>
              <table:table-cell>
                <text:p text:style-name="P7">cse</text:p>
              </table:table-cell>
            </table:table-row>
            <table:table-row table:style-name="ro7" table:default-cell-style-name="ce2">
              <table:table-cell>
                <text:p text:style-name="P7">2</text:p>
              </table:table-cell>
              <table:table-cell>
                <text:p text:style-name="P7">102</text:p>
              </table:table-cell>
              <table:table-cell>
                <text:p text:style-name="P7">sony</text:p>
              </table:table-cell>
              <table:table-cell>
                <text:p text:style-name="P7">ece</text:p>
              </table:table-cell>
            </table:table-row>
            <table:table-row table:style-name="ro7" table:default-cell-style-name="ce2">
              <table:table-cell>
                <text:p text:style-name="P7">3</text:p>
              </table:table-cell>
              <table:table-cell>
                <text:p text:style-name="P7">101</text:p>
              </table:table-cell>
              <table:table-cell>
                <text:p text:style-name="P7">peter</text:p>
              </table:table-cell>
              <table:table-cell>
                <text:p text:style-name="P7">cse</text:p>
              </table:table-cell>
            </table:table-row>
          </table:table>
          <draw:image xlink:href="Pictures/TablePreview4.svm" xlink:type="simple" xlink:show="embed" xlink:actuate="onLoad"/>
        </draw:frame>
        <draw:frame draw:style-name="standard" draw:layer="layout" svg:width="9.212cm" svg:height="4.674cm" svg:x="14.505cm" svg:y="3.308cm">
          <table:table table:template-name="default" table:use-first-row-styles="true" table:use-banding-rows-styles="true">
            <table:table-column table:style-name="co8"/>
            <table:table-column table:style-name="co8"/>
            <table:table-column table:style-name="co8"/>
            <table:table-row table:style-name="ro8" table:default-cell-style-name="ce1">
              <table:table-cell>
                <text:p text:style-name="P4">employee_id</text:p>
              </table:table-cell>
              <table:table-cell>
                <text:p text:style-name="P4">department_id</text:p>
              </table:table-cell>
              <table:table-cell>
                <text:p text:style-name="P4">name</text:p>
              </table:table-cell>
            </table:table-row>
            <table:table-row table:style-name="ro9" table:default-cell-style-name="ce1">
              <table:table-cell>
                <text:p text:style-name="P4">1</text:p>
              </table:table-cell>
              <table:table-cell>
                <text:p text:style-name="P4">101</text:p>
              </table:table-cell>
              <table:table-cell>
                <text:p text:style-name="P4">john</text:p>
              </table:table-cell>
            </table:table-row>
            <table:table-row table:style-name="ro9" table:default-cell-style-name="ce1">
              <table:table-cell>
                <text:p text:style-name="P4">2</text:p>
              </table:table-cell>
              <table:table-cell>
                <text:p text:style-name="P4">102</text:p>
              </table:table-cell>
              <table:table-cell>
                <text:p text:style-name="P4">sony</text:p>
              </table:table-cell>
            </table:table-row>
            <table:table-row table:style-name="ro9" table:default-cell-style-name="ce1">
              <table:table-cell>
                <text:p text:style-name="P4">3</text:p>
              </table:table-cell>
              <table:table-cell>
                <text:p text:style-name="P4">101</text:p>
              </table:table-cell>
              <table:table-cell>
                <text:p text:style-name="P4">peter</text:p>
              </table:table-cell>
            </table:table-row>
          </table:table>
          <draw:image xlink:href="Pictures/TablePreview5.svm" xlink:type="simple" xlink:show="embed" xlink:actuate="onLoad"/>
        </draw:frame>
        <draw:frame draw:style-name="standard" draw:layer="layout" svg:width="10.212cm" svg:height="3.699cm" svg:x="13.766cm" svg:y="9.505cm">
          <table:table table:template-name="default" table:use-first-row-styles="true" table:use-banding-rows-styles="true">
            <table:table-column table:style-name="co9"/>
            <table:table-column table:style-name="co10"/>
            <table:table-row table:style-name="ro10" table:default-cell-style-name="ce1">
              <table:table-cell>
                <text:p text:style-name="P4">department_id</text:p>
              </table:table-cell>
              <table:table-cell>
                <text:p text:style-name="P4">department</text:p>
              </table:table-cell>
            </table:table-row>
            <table:table-row table:style-name="ro10" table:default-cell-style-name="ce1">
              <table:table-cell>
                <text:p text:style-name="P4">101</text:p>
              </table:table-cell>
              <table:table-cell>
                <text:p text:style-name="P4">cse</text:p>
              </table:table-cell>
            </table:table-row>
            <table:table-row table:style-name="ro11" table:default-cell-style-name="ce1">
              <table:table-cell>
                <text:p text:style-name="P4">102</text:p>
              </table:table-cell>
              <table:table-cell>
                <text:p text:style-name="P4">ece</text:p>
              </table:table-cell>
            </table:table-row>
          </table:table>
          <draw:image xlink:href="Pictures/TablePreview6.svm" xlink:type="simple" xlink:show="embed" xlink:actuate="onLoad"/>
        </draw:frame>
        <draw:line draw:style-name="gr2" draw:text-style-name="P5" draw:layer="layout" svg:x1="10.8cm" svg:y1="5.6cm" svg:x2="12.8cm" svg:y2="7.6cm">
          <text:p/>
        </draw:line>
        <presentation:notes draw:style-name="dp2">
          <draw:page-thumbnail draw:style-name="gr3"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draw:frame presentation:style-name="pr3" draw:text-style-name="P2" draw:layer="layout" svg:width="25.199cm" svg:height="2.629cm" svg:x="1.4cm" svg:y="0.628cm" presentation:class="title">
          <draw:text-box>
            <text:p text:style-name="P2"><text:span text:style-name="T5">3</text:span><text:span text:style-name="T6">rd</text:span><text:span text:style-name="T5"> NF : It is in Second normal form. There is no transitive functional dependency.</text:span><text:span text:style-name="T5"><text:line-break/></text:span><text:span text:style-name="T5">Transitive dependency: When table 1 is Functionally dependent on table 2. and table 2 is functionally dependent on table 3 then.table 3 is transitively dependent on table 1 via table 2.</text:span></text:p>
          </draw:text-box>
        </draw:frame>
        <draw:frame draw:style-name="standard" draw:layer="layout" svg:width="9.59cm" svg:height="4.771cm" svg:x="0.969cm" svg:y="3.862cm">
          <table:table table:template-name="default" table:use-first-row-styles="true" table:use-banding-rows-styles="true">
            <table:table-column table:style-name="co11"/>
            <table:table-column table:style-name="co12"/>
            <table:table-column table:style-name="co13"/>
            <table:table-column table:style-name="co14"/>
            <table:table-row table:style-name="ro7" table:default-cell-style-name="ce2">
              <table:table-cell>
                <text:p text:style-name="P7">employee_id</text:p>
              </table:table-cell>
              <table:table-cell>
                <text:p text:style-name="P7">salary_slip_no</text:p>
              </table:table-cell>
              <table:table-cell>
                <text:p text:style-name="P7">name</text:p>
              </table:table-cell>
              <table:table-cell>
                <text:p text:style-name="P7">salary</text:p>
              </table:table-cell>
            </table:table-row>
            <table:table-row table:style-name="ro12" table:default-cell-style-name="ce2">
              <table:table-cell>
                <text:p text:style-name="P7">1</text:p>
              </table:table-cell>
              <table:table-cell>
                <text:p text:style-name="P7">001</text:p>
              </table:table-cell>
              <table:table-cell>
                <text:p text:style-name="P7">john</text:p>
              </table:table-cell>
              <table:table-cell>
                <text:p text:style-name="P7">20000</text:p>
              </table:table-cell>
            </table:table-row>
            <table:table-row table:style-name="ro12" table:default-cell-style-name="ce2">
              <table:table-cell>
                <text:p text:style-name="P7">2</text:p>
              </table:table-cell>
              <table:table-cell>
                <text:p text:style-name="P7">002</text:p>
              </table:table-cell>
              <table:table-cell>
                <text:p text:style-name="P7">sony</text:p>
              </table:table-cell>
              <table:table-cell>
                <text:p text:style-name="P7">50000</text:p>
              </table:table-cell>
            </table:table-row>
            <table:table-row table:style-name="ro13" table:default-cell-style-name="ce2">
              <table:table-cell>
                <text:p text:style-name="P7">3</text:p>
              </table:table-cell>
              <table:table-cell>
                <text:p text:style-name="P7">003</text:p>
              </table:table-cell>
              <table:table-cell>
                <text:p text:style-name="P7">peter</text:p>
              </table:table-cell>
              <table:table-cell>
                <text:p text:style-name="P7">30000</text:p>
              </table:table-cell>
            </table:table-row>
          </table:table>
          <draw:image xlink:href="Pictures/TablePreview7.svm" xlink:type="simple" xlink:show="embed" xlink:actuate="onLoad"/>
        </draw:frame>
        <draw:frame draw:style-name="standard" draw:layer="layout" svg:width="14.098cm" svg:height="4.227cm" svg:x="13.217cm" svg:y="3.474cm">
          <table:table table:template-name="default" table:use-first-row-styles="true" table:use-banding-rows-styles="true">
            <table:table-column table:style-name="co15"/>
            <table:table-column table:style-name="co15"/>
            <table:table-column table:style-name="co16"/>
            <table:table-row table:style-name="ro14" table:default-cell-style-name="ce2">
              <table:table-cell>
                <text:p text:style-name="P7">employee_id</text:p>
              </table:table-cell>
              <table:table-cell>
                <text:p text:style-name="P7">salary_slip_no</text:p>
              </table:table-cell>
              <table:table-cell>
                <text:p text:style-name="P7">name</text:p>
              </table:table-cell>
            </table:table-row>
            <table:table-row table:style-name="ro15" table:default-cell-style-name="ce2">
              <table:table-cell>
                <text:p text:style-name="P7">1</text:p>
              </table:table-cell>
              <table:table-cell>
                <text:p text:style-name="P7">001</text:p>
              </table:table-cell>
              <table:table-cell>
                <text:p text:style-name="P7">john</text:p>
              </table:table-cell>
            </table:table-row>
            <table:table-row table:style-name="ro16" table:default-cell-style-name="ce2">
              <table:table-cell>
                <text:p text:style-name="P7">2</text:p>
              </table:table-cell>
              <table:table-cell>
                <text:p text:style-name="P7">002</text:p>
              </table:table-cell>
              <table:table-cell>
                <text:p text:style-name="P7">sony</text:p>
              </table:table-cell>
            </table:table-row>
            <table:table-row table:style-name="ro17" table:default-cell-style-name="ce2">
              <table:table-cell>
                <text:p text:style-name="P7">3</text:p>
              </table:table-cell>
              <table:table-cell>
                <text:p text:style-name="P7">003</text:p>
              </table:table-cell>
              <table:table-cell>
                <text:p text:style-name="P7">peter</text:p>
              </table:table-cell>
            </table:table-row>
          </table:table>
          <draw:image xlink:href="Pictures/TablePreview8.svm" xlink:type="simple" xlink:show="embed" xlink:actuate="onLoad"/>
        </draw:frame>
        <draw:frame draw:style-name="standard" draw:layer="layout" svg:width="14.098cm" svg:height="4.399cm" svg:x="12.663cm" svg:y="9.048cm">
          <table:table table:template-name="default" table:use-first-row-styles="true" table:use-banding-rows-styles="true">
            <table:table-column table:style-name="co17"/>
            <table:table-column table:style-name="co18"/>
            <table:table-row table:style-name="ro18" table:default-cell-style-name="gray3">
              <table:table-cell>
                <text:p>salary_slip_no</text:p>
              </table:table-cell>
              <table:table-cell>
                <text:p>salary</text:p>
              </table:table-cell>
            </table:table-row>
            <table:table-row table:style-name="ro18" table:default-cell-style-name="gray2">
              <table:table-cell>
                <text:p>001</text:p>
              </table:table-cell>
              <table:table-cell>
                <text:p>20000</text:p>
              </table:table-cell>
            </table:table-row>
            <table:table-row table:style-name="ro18" table:default-cell-style-name="gray1">
              <table:table-cell>
                <text:p>002</text:p>
              </table:table-cell>
              <table:table-cell>
                <text:p>50000</text:p>
              </table:table-cell>
            </table:table-row>
            <table:table-row table:style-name="ro19" table:default-cell-style-name="gray2">
              <table:table-cell>
                <text:p>003</text:p>
              </table:table-cell>
              <table:table-cell>
                <text:p>30000</text:p>
              </table:table-cell>
            </table:table-row>
          </table:table>
          <draw:image xlink:href="Pictures/TablePreview9.svm" xlink:type="simple" xlink:show="embed" xlink:actuate="onLoad"/>
        </draw:frame>
        <draw:line draw:style-name="gr2" draw:text-style-name="P5" draw:layer="layout" svg:x1="10.8cm" svg:y1="6cm" svg:x2="12.4cm" svg:y2="7.6cm">
          <text:p/>
        </draw:line>
        <presentation:notes draw:style-name="dp2">
          <draw:page-thumbnail draw:style-name="gr3"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2:27:45.589337866</meta:creation-date>
    <dc:date>2020-10-23T13:31:07.667154134</dc:date>
    <meta:editing-duration>PT1M50S</meta:editing-duration>
    <meta:editing-cycles>1</meta:editing-cycles>
    <meta:document-statistic meta:object-count="43"/>
    <meta:generator>LibreOffice/6.4.6.2$Linux_X86_64 LibreOffice_project/40$Build-2</meta:generator>
  </office:meta>
</office:document-meta>
</file>